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3.969cm"/>
    </style:style>
    <style:style style:name="Tabla1.B" style:family="table-column">
      <style:table-column-properties style:column-width="8.07cm"/>
    </style:style>
    <style:style style:name="Tabla1.C" style:family="table-column">
      <style:table-column-properties style:column-width="3.949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language="ca" fo:country="ES" fo:font-weight="normal" style:font-size-asian="10.5pt" style:font-weight-asian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ca" fo:country="ES" fo:font-weight="normal" style:font-size-asian="10.5pt" style:font-weight-asian="normal" style:font-weight-complex="normal"/>
    </style:style>
    <style:style style:name="P4" style:family="paragraph" style:parent-style-name="Standard">
      <style:text-properties fo:language="ca" fo:country="ES" style:font-size-asian="10.5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6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ca" fo:country="ES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bold" style:font-size-asian="10.5pt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ca" fo:country="ES" fo:font-weight="bold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ca" fo:country="ES" fo:font-weight="bold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ca" fo:country="ES" fo:font-weight="bold" officeooo:paragraph-rsid="000b986b" style:font-size-asian="10.5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size-asian="10.5pt"/>
    </style:style>
    <style:style style:name="P16" style:family="paragraph" style:parent-style-name="Standard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normal" officeooo:paragraph-rsid="00132e22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normal" style:font-size-asian="10.5pt" style:font-weight-asian="normal" style:font-weight-complex="normal"/>
    </style:style>
    <style:style style:name="T3" style:family="text">
      <style:text-properties fo:language="ca" fo:country="ES" fo:font-weight="bold" style:font-size-asian="10.5pt" style:font-weight-asian="bold" style:font-weight-complex="bold"/>
    </style:style>
    <style:style style:name="T4" style:family="text">
      <style:text-properties fo:language="ca" fo:country="ES" fo:font-weight="bold" officeooo:rsid="00132e22" style:font-size-asian="10.5pt" style:font-weight-asian="bold" style:font-weight-complex="bold"/>
    </style:style>
    <style:style style:name="T5" style:family="text">
      <style:text-properties fo:language="ca" fo:country="ES" officeooo:rsid="00132e22" style:font-size-asian="10.5pt"/>
    </style:style>
    <style:style style:name="T6" style:family="text">
      <style:text-properties officeooo:rsid="000b986b"/>
    </style:style>
    <style:style style:name="T7" style:family="text">
      <style:text-properties fo:font-weight="normal" officeooo:rsid="000b986b" style:font-weight-asian="normal" style:font-weight-complex="normal"/>
    </style:style>
    <style:style style:name="T8" style:family="text">
      <style:text-properties officeooo:rsid="001817a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Marco1" text:anchor-type="paragraph" svg:width="5.463cm" draw:z-index="0"><draw:text-box fo:min-height="1.258cm"><text:p text:style-name="P12"/><text:p text:style-name="P17">RECLAMACIÓ</text:p><text:p text:style-name="P12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1">Referencia:</text:span> [YEAR]/[ID]</text:p>
          </table:table-cell>
          <table:table-cell table:style-name="Tabla1.A1" office:value-type="string">
            <text:p text:style-name="P11"><text:span text:style-name="T6">Atés per: </text:span><text:span text:style-name="T7">[USER]</text:span></text:p>
          </table:table-cell>
          <table:table-cell table:style-name="Tabla1.A1" office:value-type="string">
            <text:p text:style-name="P3"><text:span text:style-name="T1">Data:</text:span> [DATE]</text:p>
          </table:table-cell>
        </table:table-row>
      </table:table>
      <text:p text:style-name="P4"/>
      <text:p text:style-name="P1"><draw:frame draw:style-name="fr2" draw:name="Marco2" text:anchor-type="paragraph" svg:width="9.149cm" draw:z-index="1"><draw:text-box fo:min-height="0.55cm"><text:p text:style-name="P14">Dades del reclamant:</text:p></draw:text-box></draw:frame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: <text:span text:style-name="T1">[PETITIONER_NAME] [PETITIONER_SURNAME1] [PETITIONER_SURNAME2]</text:span></text:p>
          </table:table-cell>
          <table:table-cell table:style-name="Tabla2.A1" office:value-type="string">
            <text:p text:style-name="P1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1">Domicili: <text:span text:style-name="T1">[PETITIONER_ADDRESS]</text:span></text:p>
          </table:table-cell>
          <table:table-cell table:style-name="Tabla2.A1" office:value-type="string">
            <text:p text:style-name="P1">Telèfon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1">Codi Postal: <text:span text:style-name="T1">[PETITIONER_CP]</text:span></text:p>
          </table:table-cell>
          <table:table-cell table:style-name="Tabla2.A1" office:value-type="string">
            <text:p text:style-name="P1">Telèfon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1">Localitat: <text:span text:style-name="T1">[PETITIONER_TOWN]</text:span></text:p>
          </table:table-cell>
          <table:table-cell table:style-name="Tabla2.A1" office:value-type="string">
            <text:p text:style-name="P1">Correu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1">Provinci<text:span text:style-name="T8">a</text:span>: <text:span text:style-name="T1">[PETITIONER_PROVINCE]</text:span></text:p>
          </table:table-cell>
          <table:table-cell table:style-name="Tabla2.A1" office:value-type="string">
            <text:p text:style-name="Standard"/>
          </table:table-cell>
        </table:table-row>
      </table:table>
      <text:p text:style-name="P1"/>
      <text:p text:style-name="P7"><draw:frame draw:style-name="fr3" draw:name="Marco3" text:anchor-type="paragraph" svg:width="9.49cm" draw:z-index="5"><draw:text-box fo:min-height="0.55cm"><text:p text:style-name="P14">Dades de l'activitat empresarial:</text:p></draw:text-box></draw:frame></text:p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Standard">Raó social: <text:span text:style-name="T3">[RECLAIMED_SOCIAL_NAME]</text:span></text:p>
          </table:table-cell>
          <table:table-cell table:style-name="Tabla3.A1" office:value-type="string">
            <text:p text:style-name="Standard"><text:span text:style-name="T2">[RECLAIMED_COMMON_ID_TYPE]</text:span>:<text:span text:style-name="T3">[RECLAIMED_ID_DOC]</text:span></text:p>
          </table:table-cell>
        </table:table-row>
        <table:table-row table:style-name="Tabla3.1">
          <table:table-cell table:style-name="Tabla3.A1" office:value-type="string">
            <text:p text:style-name="P18"><text:span text:style-name="T5">Nom comercial: </text:span><text:span text:style-name="T4">[RECLAIMED_COMERCIAL_NAME]</text:span></text:p>
          </table:table-cell>
          <table:table-cell table:style-name="Tabla3.A1" office:value-type="string">
            <text:p text:style-name="Standard">Telèfon1: <text:span text:style-name="T3">[RECLAIMED_PHONE1]</text:span></text:p>
          </table:table-cell>
        </table:table-row>
        <table:table-row table:style-name="Tabla3.1">
          <table:table-cell table:style-name="Tabla3.A1" office:value-type="string">
            <text:p text:style-name="Standard">Domicili: <text:span text:style-name="T3">[RECLAIMED_ADDRESS]</text:span></text:p>
          </table:table-cell>
          <table:table-cell table:style-name="Tabla3.A1" office:value-type="string">
            <text:p text:style-name="Standard">Telèfon2: <text:span text:style-name="T3">[RECLAIMED_PHONE2]</text:span></text:p>
          </table:table-cell>
        </table:table-row>
        <table:table-row table:style-name="Tabla3.1">
          <table:table-cell table:style-name="Tabla3.A1" office:value-type="string">
            <text:p text:style-name="Standard">Codi Postal: <text:span text:style-name="T3">[RECLAIMED_CP]</text:span></text:p>
          </table:table-cell>
          <table:table-cell table:style-name="Tabla3.A1" office:value-type="string">
            <text:p text:style-name="Standard">Correu-e: <text:span text:style-name="T3">[RECLAIMED_EMAIL]</text:span></text:p>
          </table:table-cell>
        </table:table-row>
        <table:table-row table:style-name="Tabla3.1">
          <table:table-cell table:style-name="Tabla3.A1" office:value-type="string">
            <text:p text:style-name="P1">Localitat: <text:span text:style-name="T1">[RECLAIMED_TOWN]</text:span></text:p>
          </table:table-cell>
          <table:table-cell table:style-name="Tabla3.A1" office:value-type="string">
            <text:p text:style-name="Standard">Fax: <text:span text:style-name="T3">[RECLAIMED_FAX]</text:span></text:p>
          </table:table-cell>
        </table:table-row>
        <table:table-row table:style-name="Tabla3.1">
          <table:table-cell table:style-name="Tabla3.A1" office:value-type="string">
            <text:p text:style-name="P1">Província: <text:span text:style-name="T1">[RECLAIMED_PROVINCE]</text:span></text:p>
          </table:table-cell>
          <table:table-cell table:style-name="Tabla3.A1" office:value-type="string">
            <text:p text:style-name="Standard"/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office:value-type="string">
            <text:p text:style-name="Table_20_Contents"><draw:frame draw:style-name="fr4" draw:name="Marco5" text:anchor-type="paragraph" svg:x="0.24cm" svg:y="0.071cm" svg:width="6.451cm" draw:z-index="2"><draw:text-box fo:min-height="0.55cm"><text:p text:style-name="P14">Exposició dels fets:</text:p></draw:text-box></draw:frame></text:p>
          </table:table-cell>
        </table:table-row>
        <table:table-row>
          <table:table-cell office:value-type="string">
            <text:p text:style-name="P9">[FACTS]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office:value-type="string">
            <text:p text:style-name="P19"><draw:frame draw:style-name="fr4" draw:name="Marco6" text:anchor-type="paragraph" svg:x="0.238cm" svg:y="0.067cm" svg:width="3.829cm" draw:z-index="3"><draw:text-box fo:min-height="0.55cm"><text:p text:style-name="P13">Pretensió:</text:p></draw:text-box></draw:frame></text:p>
          </table:table-cell>
        </table:table-row>
        <table:table-row>
          <table:table-cell office:value-type="string">
            <text:p text:style-name="P8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<draw:frame draw:style-name="fr4" draw:name="Marco4" text:anchor-type="paragraph" svg:x="0.24cm" svg:y="0.071cm" svg:width="7.34cm" draw:z-index="4"><draw:text-box fo:min-height="0.55cm"><text:p text:style-name="P13">Documentació aportada:</text:p></draw:text-box></draw:frame></text:p>
          </table:table-cell>
        </table:table-row>
        <table:table-row>
          <table:table-cell table:style-name="Tabla7.A1" office:value-type="string">
            <text:p text:style-name="P7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6">El/La regidor/a delegat/da,</text:p>
          </table:table-cell>
          <table:table-cell table:style-name="Tabla5.A1" office:value-type="string">
            <text:p text:style-name="P16">El/La reclamant,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6">[REGIDOR]</text:p>
          </table:table-cell>
          <table:table-cell table:style-name="Tabla5.A1" office:value-type="string">
            <text:p text:style-name="P10">[PETITIONER_NAME] [PETITIONER_SURNAME1] [PETITIONER_SURNAME2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1-29T12:23:40</dc:date>
    <meta:editing-duration>PT21M53S</meta:editing-duration>
    <meta:editing-cycles>39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7" meta:character-count="965" meta:non-whitespace-character-count="924"/>
  </office:meta>
</office:document-meta>
</file>